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6.63cm"/>
    </style:style>
    <style:style style:name="co13" style:family="table-column">
      <style:table-column-properties fo:break-before="auto" style:column-width="9.433cm"/>
    </style:style>
    <style:style style:name="co14" style:family="table-column">
      <style:table-column-properties fo:break-before="auto" style:column-width="4.577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023cm"/>
    </style:style>
    <style:style style:name="co17" style:family="table-column">
      <style:table-column-properties fo:break-before="auto" style:column-width="6.299cm"/>
    </style:style>
    <style:style style:name="co18" style:family="table-column">
      <style:table-column-properties fo:break-before="auto" style:column-width="3.108cm"/>
    </style:style>
    <style:style style:name="co19" style:family="table-column">
      <style:table-column-properties fo:break-before="auto" style:column-width="12.797cm"/>
    </style:style>
    <style:style style:name="co20" style:family="table-column">
      <style:table-column-properties fo:break-before="auto" style:column-width="4.246cm"/>
    </style:style>
    <style:style style:name="co21" style:family="table-column">
      <style:table-column-properties fo:break-before="auto" style:column-width="8.74cm"/>
    </style:style>
    <style:style style:name="co22" style:family="table-column">
      <style:table-column-properties fo:break-before="auto" style:column-width="6.659cm"/>
    </style:style>
    <style:style style:name="co23" style:family="table-column">
      <style:table-column-properties fo:break-before="auto" style:column-width="3.912cm"/>
    </style:style>
    <style:style style:name="co24" style:family="table-column">
      <style:table-column-properties fo:break-before="auto" style:column-width="12.016cm"/>
    </style:style>
    <style:style style:name="co25" style:family="table-column">
      <style:table-column-properties fo:break-before="auto" style:column-width="7.186cm"/>
    </style:style>
    <style:style style:name="co26" style:family="table-column">
      <style:table-column-properties fo:break-before="auto" style:column-width="5.965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5.8cm"/>
    </style:style>
    <style:style style:name="co29" style:family="table-column">
      <style:table-column-properties fo:break-before="auto" style:column-width="4.494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5.39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316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81d41a"/>
    </style:style>
    <style:style style:name="ce3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ffcc"/>
    </style:style>
    <style:style style:name="ce43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cccccc" fo:border="2.49pt solid #000000"/>
    </style:style>
    <style:style style:name="ce72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76" style:family="table-cell" style:parent-style-name="Default" style:data-style-name="N37"/>
    <style:style style:name="ce77" style:family="table-cell" style:parent-style-name="Default">
      <style:table-cell-properties fo:background-color="#66ff66"/>
    </style:style>
    <style:style style:name="ce78" style:family="table-cell" style:parent-style-name="Default">
      <style:table-cell-properties fo:background-color="#ffff66"/>
    </style:style>
    <style:style style:name="ce79" style:family="table-cell" style:parent-style-name="Default">
      <style:table-cell-properties fo:background-color="#ffcc00"/>
    </style:style>
    <style:style style:name="ce80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66ccff"/>
    </style:style>
    <style:style style:name="ce82" style:family="table-cell" style:parent-style-name="Default">
      <style:table-cell-properties fo:background-color="#33ff99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#ff3333"/>
    </style:style>
    <style:style style:name="ce87" style:family="table-cell" style:parent-style-name="Default">
      <style:table-cell-properties fo:background-color="#66ffff"/>
    </style:style>
    <style:style style:name="ce89" style:family="table-cell" style:parent-style-name="Default">
      <style:table-cell-properties fo:background-color="#99ff66"/>
    </style:style>
    <style:style style:name="ce90" style:family="table-cell" style:parent-style-name="Default">
      <style:table-cell-properties fo:background-color="#ff9900"/>
    </style:style>
    <style:style style:name="ce91" style:family="table-cell" style:parent-style-name="Default">
      <style:table-cell-properties fo:background-color="#ffff99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5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cc"/>
    </style:style>
    <style:style style:name="ce49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105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10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9" style:family="table-cell" style:parent-style-name="Default">
      <style:table-cell-properties fo:background-color="#666666" fo:border="2.49pt solid #000000"/>
    </style:style>
    <style:style style:name="ce108" style:family="table-cell" style:parent-style-name="Default">
      <style:table-cell-properties fo:background-color="#666666" fo:border="0.06pt solid #000000"/>
    </style:style>
    <style:style style:name="ce62" style:family="table-cell" style:parent-style-name="Default">
      <style:table-cell-properties fo:background-color="#cccccc" fo:border="2.49pt solid #000000"/>
    </style:style>
    <style:style style:name="ce110" style:family="table-cell" style:parent-style-name="Default">
      <style:table-cell-properties fo:background-color="#00cc00" fo:border="0.06pt solid #000000"/>
    </style:style>
    <style:style style:name="ce111" style:family="table-cell" style:parent-style-name="Default">
      <style:table-cell-properties fo:background-color="#ffff99" fo:border="0.06pt solid #000000"/>
    </style:style>
    <style:style style:name="ce112" style:family="table-cell" style:parent-style-name="Default">
      <style:table-cell-properties fo:background-color="#999999" fo:border="2.49pt solid #000000"/>
    </style:style>
    <style:style style:name="ce113" style:family="table-cell" style:parent-style-name="Default">
      <style:table-cell-properties fo:background-color="#00cc33" fo:border="0.06pt solid #000000"/>
    </style:style>
    <style:style style:name="ce116" style:family="table-cell" style:parent-style-name="Default">
      <style:table-cell-properties fo:background-color="#99ccff" fo:border="0.06pt solid #000000"/>
    </style:style>
    <style:style style:name="ce134" style:family="table-cell" style:parent-style-name="Default">
      <style:table-cell-properties fo:background-color="#33ff99" fo:border="0.06pt solid #000000"/>
    </style:style>
    <style:style style:name="ce138" style:family="table-cell" style:parent-style-name="Default">
      <style:table-cell-properties fo:border="0.06pt solid #000000"/>
      <style:text-properties fo:language="none" fo:country="none" style:language-asian="none" style:country-asian="none" style:language-complex="none" style:country-complex="none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0000"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14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5" style:family="table-cell" style:parent-style-name="Default">
      <style:table-cell-properties fo:background-color="#ffff99"/>
    </style:style>
    <style:style style:name="T5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6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7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<text:span text:style-name="T7">Calcote, J. (2010). </text:span><text:span text:style-name="T8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6" office:value-type="string" calcext:value-type="string">
            <text:p>HIGH</text:p>
          </table:table-cell>
          <table:table-cell table:style-name="ce46" office:value-type="string" calcext:value-type="string">
            <text:p>page</text:p>
          </table:table-cell>
          <table:table-cell table:style-name="ce47" office:value-type="string" calcext:value-type="string">
            <text:p>Moderate</text:p>
          </table:table-cell>
          <table:table-cell table:style-name="ce47" office:value-type="string" calcext:value-type="string">
            <text:p>page</text:p>
          </table:table-cell>
          <table:table-cell table:style-name="ce4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4" office:value-type="string" calcext:value-type="string">
            <text:p>complete</text:p>
          </table:table-cell>
          <table:table-cell table:style-name="ce4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8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visibility="collapse" table:default-cell-style-name="ce108"/>
        <table:table-column table:style-name="co2" table:number-columns-repeated="3" table:default-cell-style-name="ce101"/>
        <table:table-column table:style-name="co2" table:number-columns-repeated="4" table:default-cell-style-name="ce51"/>
        <table:table-column table:style-name="co2" table:visibility="collapse" table:default-cell-style-name="ce108"/>
        <table:table-column table:style-name="co2" table:number-columns-repeated="4" table:default-cell-style-name="ce101"/>
        <table:table-column table:style-name="co2" table:number-columns-repeated="3" table:default-cell-style-name="ce51"/>
        <table:table-column table:style-name="co2" table:visibility="collapse" table:default-cell-style-name="ce51"/>
        <table:table-column table:style-name="co2" table:number-columns-repeated="9" table:default-cell-style-name="ce51"/>
        <table:table-column table:style-name="co2" table:visibility="collapse" table:default-cell-style-name="ce51"/>
        <table:table-column table:style-name="co32" table:default-cell-style-name="ce51"/>
        <table:table-column table:style-name="co2" table:number-columns-repeated="8" table:default-cell-style-name="ce51"/>
        <table:table-column table:style-name="co2" table:visibility="collapse" table:default-cell-style-name="ce51"/>
        <table:table-column table:style-name="co2" table:number-columns-repeated="24" table:default-cell-style-name="ce51"/>
        <table:table-row table:style-name="ro1">
          <table:table-cell table:style-name="ce49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9"/>
          <table:table-cell table:style-name="ce59"/>
          <table:table-cell table:style-name="ce49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9"/>
          <table:table-cell table:style-name="ce49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2"/>
          <table:covered-table-cell table:style-name="ce62" office:value-type="string" calcext:value-type="string">
            <text:p>https://arxiv.org/abs/2005.10825v1</text:p>
          </table:covered-table-cell>
          <table:table-cell table:style-name="ce59"/>
          <table:table-cell table:style-name="ce49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112"/>
          <table:table-cell table:style-name="ce62" office:value-type="string" calcext:value-type="string" table:number-columns-spanned="3" table:number-rows-spanned="1">
            <text:p>CPP</text:p>
          </table:table-cell>
          <table:covered-table-cell table:number-columns-repeated="2" table:style-name="ce62"/>
          <table:table-cell table:style-name="ce62"/>
          <table:table-cell table:style-name="ce62" office:value-type="string" calcext:value-type="string" table:number-columns-spanned="3" table:number-rows-spanned="1">
            <text:p>C#</text:p>
          </table:table-cell>
          <table:covered-table-cell table:number-columns-repeated="2" table:style-name="ce62"/>
          <table:table-cell table:style-name="ce62" office:value-type="string" calcext:value-type="string">
            <text:p>Gamedev</text:p>
          </table:table-cell>
          <table:table-cell table:style-name="ce62" table:number-columns-repeated="2"/>
          <table:table-cell table:style-name="ce62" office:value-type="string" calcext:value-type="string" table:number-columns-spanned="3" table:number-rows-spanned="1">
            <text:p>C</text:p>
          </table:table-cell>
          <table:covered-table-cell table:number-columns-repeated="2" table:style-name="ce62"/>
          <table:table-cell table:style-name="ce62"/>
          <table:table-cell table:style-name="ce62" office:value-type="string" calcext:value-type="string" table:number-columns-spanned="3" table:number-rows-spanned="1">
            <text:p>Java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Go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Python</text:p>
          </table:table-cell>
          <table:covered-table-cell table:number-columns-repeated="2" table:style-name="ce62"/>
          <table:table-cell table:style-name="ce62"/>
          <table:table-cell table:style-name="ce62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WEB</text:p>
          </table:table-cell>
          <table:covered-table-cell table:number-columns-repeated="2" table:style-name="ce62"/>
          <table:table-cell table:style-name="ce49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14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103" office:value-type="string" calcext:value-type="string">
            <text:p>Progress</text:p>
          </table:table-cell>
          <table:table-cell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103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Progress</text:p>
          </table:table-cell>
          <table:table-cell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134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134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Where or author</text:p>
          </table:table-cell>
          <table:table-cell table:style-name="ce99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104" office:value-type="float" office:value="27" calcext:value-type="float">
            <text:p>27</text:p>
          </table:table-cell>
          <table:table-cell/>
          <table:table-cell table:style-name="ce51" office:value-type="string" calcext:value-type="string">
            <text:p>Introduction to Algorithms</text:p>
          </table:table-cell>
          <table:table-cell table:style-name="ce51" office:value-type="string" calcext:value-type="string">
            <text:p>CLRS</text:p>
          </table:table-cell>
          <table:table-cell table:style-name="ce106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102" office:value-type="string" calcext:value-type="string">
            <text:p>Sandhya Samarasinghe</text:p>
          </table:table-cell>
          <table:table-cell table:style-name="ce102"/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111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93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111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111"/>
          <table:table-cell office:value-type="string" calcext:value-type="string">
            <text:p>Calculus for the practical man</text:p>
          </table:table-cell>
          <table:table-cell/>
          <table:table-cell table:style-name="ce110" office:value-type="string" calcext:value-type="string">
            <text:p>done</text:p>
          </table:table-cell>
          <table:table-cell table:style-name="ce101" office:value-type="string" calcext:value-type="string">
            <text:p>Oracle PL/SQL programming</text:p>
          </table:table-cell>
          <table:table-cell table:style-name="ce101" office:value-type="string" calcext:value-type="string">
            <text:p>Steven Feuerstein</text:p>
          </table:table-cell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101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101"/>
          <table:table-cell table:style-name="ce101" office:value-type="string" calcext:value-type="string">
            <text:p>Tutorial: Programming in Java for Android Development</text:p>
          </table:table-cell>
          <table:table-cell table:style-name="ce101" office:value-type="string" calcext:value-type="string">
            <text:p>Adam C. Champion</text:p>
          </table:table-cell>
          <table:table-cell table:style-name="ce101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110"/>
        </table:table-row>
        <table:table-row table:style-name="ro1">
          <table:table-cell table:number-columns-repeated="2"/>
          <table:table-cell table:style-name="ce105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4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111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111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110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111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111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111" office:value-type="string" calcext:value-type="string">
            <text:p>Ch 4</text:p>
          </table:table-cell>
          <table:table-cell table:style-name="ce101" office:value-type="string" calcext:value-type="string">
            <text:p>Oracle Database Database PL/SQL Language Reference, 12c</text:p>
          </table:table-cell>
          <table:table-cell table:style-name="ce101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101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101"/>
          <table:table-cell table:style-name="ce101" office:value-type="string" calcext:value-type="string">
            <text:p>Java Fundamentals for Android Development</text:p>
          </table:table-cell>
          <table:table-cell table:style-name="ce101" office:value-type="string" calcext:value-type="string">
            <text:p>Android ATC</text:p>
          </table:table-cell>
          <table:table-cell table:style-name="ce101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110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102" office:value-type="string" calcext:value-type="string">
            <text:p>Brookshear, Brylov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116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93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111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111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111" office:value-type="string" calcext:value-type="string">
            <text:p>Ch 2</text:p>
          </table:table-cell>
          <table:table-cell table:style-name="ce101" office:value-type="string" calcext:value-type="string">
            <text:p>Learning PL SQL</text:p>
          </table:table-cell>
          <table:table-cell table:style-name="ce101"/>
          <table:table-cell table:style-name="ce101" office:value-type="float" office:value="151" calcext:value-type="float">
            <text:p>151</text:p>
          </table:table-cell>
          <table:table-cell table:number-columns-repeated="2"/>
          <table:table-cell table:style-name="ce101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101"/>
          <table:table-cell table:style-name="ce101" office:value-type="string" calcext:value-type="string">
            <text:p>Head First Android Development 2nd edition</text:p>
          </table:table-cell>
          <table:table-cell table:style-name="ce101" office:value-type="string" calcext:value-type="string">
            <text:p>Dawn Griffiths &amp; David Griffiths</text:p>
          </table:table-cell>
          <table:table-cell table:style-name="ce141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111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4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111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111"/>
          <table:table-cell/>
          <table:table-cell office:value-type="string" calcext:value-type="string">
            <text:p>Колмогоров</text:p>
          </table:table-cell>
          <table:table-cell table:style-name="ce111" office:value-type="float" office:value="15" calcext:value-type="float">
            <text:p>15</text:p>
          </table:table-cell>
          <table:table-cell table:style-name="ce140" office:value-type="string" calcext:value-type="string">
            <text:p>Learning SQL</text:p>
          </table:table-cell>
          <table:table-cell table:style-name="ce140" office:value-type="string" calcext:value-type="string">
            <text:p>Beaulieu</text:p>
          </table:table-cell>
          <table:table-cell table:style-name="ce101"/>
          <table:table-cell table:number-columns-repeated="2"/>
          <table:table-cell table:style-name="ce101"/>
          <table:table-cell office:value-type="string" calcext:value-type="string">
            <text:p>Continuous delivery</text:p>
          </table:table-cell>
          <table:table-cell office:value-type="string" calcext:value-type="string">
            <text:p>Christie Wilson</text:p>
          </table:table-cell>
          <table:table-cell table:style-name="ce101"/>
          <table:table-cell table:style-name="ce101" office:value-type="string" calcext:value-type="string">
            <text:p>Head First Android Development 3nd edition Kotlin</text:p>
          </table:table-cell>
          <table:table-cell table:style-name="ce101"/>
          <table:table-cell table:style-name="ce101" office:value-type="float" office:value="294" calcext:value-type="float">
            <text:p>294</text:p>
          </table:table-cell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111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 8 наиболее полное руководство</text:p>
          </table:table-cell>
          <table:table-cell office:value-type="string" calcext:value-type="string">
            <text:p>Котеров, Симдянов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140" office:value-type="string" calcext:value-type="string">
            <text:p>Using SQLite</text:p>
          </table:table-cell>
          <table:table-cell table:style-name="ce140" office:value-type="string" calcext:value-type="string">
            <text:p>Jay A. Kreibich</text:p>
          </table:table-cell>
          <table:table-cell table:number-columns-repeated="3"/>
          <table:table-cell table:style-name="ce101"/>
          <table:table-cell table:number-columns-repeated="2"/>
          <table:table-cell table:style-name="ce101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106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4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6"/>
          <table:table-cell office:value-type="string" calcext:value-type="string">
            <text:p>Learn PHP in one day</text:p>
          </table:table-cell>
          <table:table-cell office:value-type="string" calcext:value-type="string">
            <text:p>Jamie Chan</text:p>
          </table:table-cell>
          <table:table-cell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111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106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111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8"/>
          <table:table-cell office:value-type="string" calcext:value-type="string">
            <text:p>Java_for_Absolute_Beginners</text:p>
          </table:table-cell>
          <table:table-cell office:value-type="string" calcext:value-type="string">
            <text:p>Iuliana_Cosmina</text:p>
          </table:table-cell>
          <table:table-cell office:value-type="float" office:value="49" calcext:value-type="float">
            <text:p>49</text:p>
          </table:table-cell>
          <table:table-cell table:number-columns-repeated="28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106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table:style-name="ce138" office:value-type="string" calcext:value-type="string">
            <text:p>Bryson Payne</text:p>
          </table:table-cell>
          <table:table-cell table:number-columns-repeated="2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106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7"/>
          <table:table-cell table:style-name="Default" office:value-type="string" calcext:value-type="string">
            <text:p>Modernizing Java Enterprise</text:p>
          </table:table-cell>
          <table:table-cell office:value-type="string" calcext:value-type="string">
            <text:p>Markus Eisele, Natale Vinto</text:p>
          </table:table-cell>
          <table:table-cell table:number-columns-repeated="29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106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4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4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106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106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4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4" office:value-type="string" calcext:value-type="string">
            <text:p>complete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101" office:value-type="string" calcext:value-type="string">
            <text:p>Structure and Interpretation of Computer Programs</text:p>
          </table:table-cell>
          <table:table-cell table:style-name="ce101" office:value-type="string" calcext:value-type="string">
            <text:p>Harold Abelson, Gerald Jay Sussman, and Julie Sussman</text:p>
          </table:table-cell>
          <table:table-cell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1" table:number-columns-repeated="3"/>
          <table:table-cell table:style-name="ce51" office:value-type="string" calcext:value-type="string">
            <text:p>binary games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32" calcext:value-type="float">
            <text:p>32</text:p>
          </table:table-cell>
          <table:table-cell table:style-name="ce51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table:style-name="ce143" office:value-type="string" calcext:value-type="string">
            <text:p>Mathematics for Computer Science</text:p>
          </table:table-cell>
          <table:table-cell table:style-name="ce14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1" table:default-cell-style-name="ce93"/>
        <table:table-column table:style-name="co12" table:default-cell-style-name="ce93"/>
        <table:table-column table:style-name="co2" table:default-cell-style-name="ce93"/>
        <table:table-column table:style-name="co2" table:number-columns-repeated="2" table:default-cell-style-name="ce109"/>
        <table:table-column table:style-name="co2" table:default-cell-style-name="Default"/>
        <table:table-row table:style-name="ro1">
          <table:table-cell table:style-name="ce51"/>
          <table:table-cell table:style-name="Default" table:number-columns-repeated="4"/>
          <table:table-cell/>
        </table:table-row>
        <table:table-row table:style-name="ro1">
          <table:table-cell table:style-name="ce51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1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Intro AI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93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93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93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93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93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93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93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93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93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Agents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Planning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Search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Logic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Uncertainty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Machine Learning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4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4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93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6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4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93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93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Natural Language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93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93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Robotics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Perception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Philosophy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Lisp Programming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93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93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93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93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93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93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93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9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Prolog Programming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93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93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93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93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C++/Java/Python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93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00" office:value-type="string" calcext:value-type="string">
            <text:p>Author</text:p>
          </table:table-cell>
          <table:table-cell table:style-name="ce107" office:value-type="string" calcext:value-type="string">
            <text:p>Reference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Pages</text:p>
          </table:table-cell>
          <table:table-cell table:style-name="ce100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93" office:value-type="string" calcext:value-type="string">
            <text:p>Dmitriy Smirnov, Mikhail Bessmeltsev, and Justin Solomon </text:p>
          </table:table-cell>
          <table:table-cell table:style-name="ce93"/>
          <table:table-cell table:style-name="ce123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0" office:value-type="string" calcext:value-type="string">
            <text:p>Ricky T. Q. Chen*, Yulia Rubanova*, Jesse Bettencourt*, David Duvenaud</text:p>
          </table:table-cell>
          <table:table-cell table:style-name="ce120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18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21" office:value-type="string" calcext:value-type="string">
            <text:p>Hiroshi Inoue</text:p>
          </table:table-cell>
          <table:table-cell table:style-name="ce121"/>
          <table:table-cell table:style-name="ce123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3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93" office:value-type="string" calcext:value-type="string">
            <text:p>Guan-Lin Chao </text:p>
          </table:table-cell>
          <table:table-cell table:style-name="ce93" office:value-type="string" calcext:value-type="string">
            <text:p>Jul 2019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93" office:value-type="string" calcext:value-type="string">
            <text:p>Qingnan Fan </text:p>
          </table:table-cell>
          <table:table-cell table:style-name="ce93" office:value-type="string" calcext:value-type="string">
            <text:p>Jul 2019 </text:p>
          </table:table-cell>
          <table:table-cell table:style-name="ce123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4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3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93" office:value-type="string" calcext:value-type="string">
            <text:p>Danijar Hafner </text:p>
          </table:table-cell>
          <table:table-cell table:style-name="ce93" office:value-type="string" calcext:value-type="string">
            <text:p>Nov 2018</text:p>
          </table:table-cell>
          <table:table-cell table:style-name="ce123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3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93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93" office:value-type="string" calcext:value-type="string">
            <text:p>Shunsuke Saito <text:s/>Zeng Huang Ryota Natsume</text:p>
          </table:table-cell>
          <table:table-cell table:style-name="ce122" office:value-type="string" calcext:value-type="string">
            <text:p>may – dec 2019</text:p>
          </table:table-cell>
          <table:table-cell table:style-name="ce123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93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Aspects of Creativity in Automatic Poetry Generation</text:p>
          </table:table-cell>
          <table:table-cell table:style-name="ce93" office:value-type="string" calcext:value-type="string">
            <text:p>Brendan Bena </text:p>
          </table:table-cell>
          <table:table-cell table:style-name="ce93" office:value-type="string" calcext:value-type="string">
            <text:p>Feb 2020 </text:p>
          </table:table-cell>
          <table:table-cell table:style-name="ce123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93" office:value-type="string" calcext:value-type="string">
            <text:p>Olga Vechtomova </text:p>
          </table:table-cell>
          <table:table-cell table:style-name="ce93" office:value-type="string" calcext:value-type="string">
            <text:p>Dec 2018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93" office:value-type="string" calcext:value-type="string">
            <text:p>Alvin Wan </text:p>
          </table:table-cell>
          <table:table-cell table:style-name="ce93" office:value-type="string" calcext:value-type="string">
            <text:p>Apr 2020 </text:p>
          </table:table-cell>
          <table:table-cell table:style-name="ce123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93" office:value-type="string" calcext:value-type="string">
            <text:p>Yu-Lun Liu </text:p>
          </table:table-cell>
          <table:table-cell table:style-name="ce93" office:value-type="string" calcext:value-type="string">
            <text:p>Apr 2020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19" office:value-type="string" calcext:value-type="string">
            <text:p>Striving for Simplicity: The All Convolutional Net</text:p>
          </table:table-cell>
          <table:table-cell table:style-name="ce93" office:value-type="string" calcext:value-type="string">
            <text:p>Springenberg, J.T., Dosovitskiy, A </text:p>
          </table:table-cell>
          <table:table-cell table:style-name="ce93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93" office:value-type="string" calcext:value-type="string">
            <text:p>Alvaro Sanchez-Gonzalez </text:p>
          </table:table-cell>
          <table:table-cell table:style-name="ce93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93" office:value-type="string" calcext:value-type="string">
            <text:p>Baptiste Angles </text:p>
          </table:table-cell>
          <table:table-cell table:style-name="ce93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93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93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93" office:value-type="string" calcext:value-type="string">
            <text:p>Danijar Hafner </text:p>
          </table:table-cell>
          <table:table-cell table:style-name="ce93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6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19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19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number-columns-repeated="9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93" table:number-columns-repeated="2"/>
          <table:table-cell table:style-name="ce129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0" table:number-columns-repeated="2"/>
          <table:table-cell table:style-name="ce129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 office:value-type="string" calcext:value-type="string">
            <text:p>How Google's AlphaGo Beat a Go World Champion</text:p>
          </table:table-cell>
          <table:table-cell table:style-name="ce121" table:number-columns-repeated="2"/>
          <table:table-cell table:style-name="ce129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93" table:number-columns-repeated="2"/>
          <table:table-cell table:style-name="ce129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93" table:number-columns-repeated="2"/>
          <table:table-cell table:style-name="ce129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0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9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9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93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default-cell-style-name="ce129"/>
        <table:table-column table:style-name="co2" table:number-columns-repeated="7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93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0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/>
          <table:table-cell table:style-name="ce121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7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3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4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3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1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1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1"/>
        </table:table-row>
        <table:table-row table:style-name="ro1">
          <table:table-cell table:style-name="ce131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1" table:number-columns-repeated="2"/>
          <table:table-cell table:style-name="ce131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1"/>
          <table:table-cell table:style-name="ce131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1"/>
          <table:table-cell table:number-columns-repeated="2"/>
          <table:table-cell table:style-name="ce131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5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5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0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3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3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3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3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3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5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93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6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decimal-places="0" number:min-integer-digits="1" number:grouping="true"/>
      <number:text> ₽</number:text>
    </number:number-style>
    <number:number-style style:name="N11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₽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₽</number:text>
    </number:number-style>
    <number:number-style style:name="N122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2" style:volatile="true">
      <number:text> </number:text>
      <number:fill-character> </number:fill-character>
      <number:text>- ₽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.00.0000</text:date>, <text:time style:data-style-name="N2" text:time-value="16:06:39.98941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96DT9H55M30S</meta:editing-duration>
    <meta:editing-cycles>949</meta:editing-cycles>
    <meta:generator>LibreOffice/25.2.2.2$Windows_X86_64 LibreOffice_project/7370d4be9e3cf6031a51beef54ff3bda878e3fac</meta:generator>
    <dc:date>2025-09-10T16:06:52.347749100</dc:date>
    <meta:document-statistic meta:table-count="21" meta:cell-count="324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